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26cm" svg:height="0.715cm" draw:transform="skewX (0.000698131700797731) rotate (-1.55229583672376) translate (6.7681010839421cm 5.52216484659531cm)" svg:viewBox="0 0 2227 716" svg:d="M299 708c202-20 415-50 825-42 409 4 871 52 1084 50 72 0-74-692-139-702-190-15-351-16-827-11-477 5-932-8-1229-1-79 1 231 700 286 706z">
          <text:p/>
        </draw:path>
        <draw:path draw:style-name="gr1" draw:text-style-name="P1" draw:layer="layout" svg:width="2.238cm" svg:height="1.756cm" draw:transform="rotate (-1.55229583672376) translate (6.92966626579779cm 5.5327272895898cm)" svg:viewBox="0 0 2239 1757" svg:d="M6 826c442 307 740 544 1051 737 310 196 660 213 841 182 182-31 405-115 324-508s-60-733-55-931c2-113-807-439-808-246 0 193 98 776 123 963 25 188-53 116-172 42-120-74-571-476-853-738-77-87-513 438-451 499z">
          <text:p/>
        </draw:path>
        <draw:path draw:style-name="gr1" draw:text-style-name="P1" draw:layer="layout" svg:width="0.903cm" svg:height="0.661cm" draw:transform="rotate (-2.15757602131539) translate (6.8979911071038cm 5.5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9209911071038cm 7.59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7.2719911071038cm 7.05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345cm" svg:height="0.799cm" draw:transform="skewX (0.000349065850398865) rotate (-1.55247036964896) translate (3.9565110744874cm 2.9674127776906cm)" svg:viewBox="0 0 2346 800" svg:d="M74 703c195 18 745 69 1155 87s890 7 1103 4c72-6-154-713-220-715-190 8-336 83-820 59-482-24-1049-104-1260-138-68-9-14 697 42 703z">
          <text:p/>
        </draw:path>
        <draw:path draw:style-name="gr1" draw:text-style-name="P1" draw:layer="layout" svg:width="0.693cm" svg:height="0.719cm" draw:transform="rotate (-0.825540736193318) translate (3.3706976295546cm 2.8662734463406cm)" svg:viewBox="0 0 694 720" svg:d="M694 691c-46-230-54-419-35-561-2-95-640-184-647-91-10 271-26 343 13 557 25 104 674 163 669 95z">
          <text:p/>
        </draw:path>
        <draw:path draw:style-name="gr1" draw:text-style-name="P1" draw:layer="layout" svg:width="0.903cm" svg:height="0.661cm" draw:transform="rotate (-2.15757602131539) translate (4.08599110710381cm 2.959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7549911071038cm 3.27261510383228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4.0419911071038cm 5.08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5.711cm" svg:height="1.105cm" draw:transform="skewX (-0.00017453292519946) rotate (-2.13349047763787) translate (6.7755547860096cm 3.5190584553322cm)" svg:viewBox="0 0 5712 1106" svg:d="M40 658c340 29 2065 151 2956 228 891 76 2184 243 2547 217 130 2 279-655 51-664-272 14-1733-42-2686-114-951-71-2385-269-2745-325-123-20-221 645-123 658z">
          <text:p/>
        </draw:path>
        <draw:path draw:style-name="gr1" draw:text-style-name="P1" draw:layer="layout" svg:width="0.903cm" svg:height="0.661cm" draw:transform="rotate (-2.15757602131539) translate (6.9909911071038cm 3.202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3.690791145399cm 7.602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6:18.144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3"/>
  </office:meta>
</office:document-meta>
</file>